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E97]" office:value-type="float" office:value="68" calcext:value-type="float">
            <text:p>68</text:p>
          </table:table-cell>
          <table:table-cell table:formula="of:=[.D101]-40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8:45:01.296937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1-23T18:45:10.643396143</dc:date>
    <meta:editing-duration>P1DT2H2M41S</meta:editing-duration>
    <meta:editing-cycles>252</meta:editing-cycles>
    <meta:document-statistic meta:table-count="1" meta:cell-count="218" meta:object-count="0"/>
  </office:meta>
</office:document-meta>
</file>